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33a9" officeooo:paragraph-rsid="000833a9"/>
    </style:style>
    <style:style style:name="P2" style:family="paragraph" style:parent-style-name="Text_20_body">
      <style:text-properties officeooo:rsid="0008c6fe" officeooo:paragraph-rsid="0008c6fe"/>
    </style:style>
    <style:style style:name="P3" style:family="paragraph" style:parent-style-name="Text_20_body">
      <style:text-properties officeooo:rsid="00099bef" officeooo:paragraph-rsid="00099bef"/>
    </style:style>
    <style:style style:name="P4" style:family="paragraph" style:parent-style-name="Text_20_body">
      <style:text-properties officeooo:rsid="000a941c" officeooo:paragraph-rsid="000a941c"/>
    </style:style>
    <style:style style:name="P5" style:family="paragraph" style:parent-style-name="Text_20_body">
      <style:paragraph-properties fo:margin-top="0in" fo:margin-bottom="0.139in" style:contextual-spacing="false" fo:line-height="114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2" style:family="text">
      <style:text-properties fo:font-weight="normal"/>
    </style:style>
    <style:style style:name="T3" style:family="text">
      <style:text-properties officeooo:rsid="000833a9"/>
    </style:style>
    <style:style style:name="T4" style:family="text">
      <style:text-properties officeooo:rsid="00099bef"/>
    </style:style>
    <style:style style:name="T5" style:family="text">
      <style:text-properties officeooo:rsid="000a94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52f2214e-e60c-b7c3-a2ee-1aa7e1e545d3"/>Official Club Meeting </text:p>
      <text:p text:style-name="P5"><text:span text:style-name="T3">3rd</text:span> <text:span text:style-name="T3">September</text:span> , 2013</text:p>
      <text:p text:style-name="P5">Classroom</text:p>
      <text:p text:style-name="Text_20_body"/>
      <text:p text:style-name="P5">This Official Meeting of the Computer Science and Computer Engineering Club at San Bernardino Valley College is hereby called to order Kevin Andrade presiding.</text:p>
      <text:p text:style-name="Text_20_body"/>
      <text:p text:style-name="P5">Roll:</text:p>
      <text:p text:style-name="P5">President-<text:span text:style-name="T3">here</text:span></text:p>
      <text:p text:style-name="P5">Vice President-</text:p>
      <text:p text:style-name="P5">Secretary-<text:span text:style-name="T3">here</text:span></text:p>
      <text:p text:style-name="P5">Treasure-<text:span text:style-name="T3">here</text:span></text:p>
      <text:p text:style-name="P5">ICC Representative-<text:span text:style-name="T3">here</text:span></text:p>
      <text:p text:style-name="Text_20_body"><text:span text:style-name="T2"><text:line-break/></text:span><text:span text:style-name="T1">16</text:span><text:span text:style-name="T3">07 fine to vp for a coke</text:span></text:p>
      <text:p text:style-name="P1">1608 mobile app course discussion(alpha testing)</text:p>
      <text:p text:style-name="P1">1611 end of mobile app</text:p>
      <text:p text:style-name="P1">1611 discrete structures si </text:p>
      <text:p text:style-name="P1">1612 end of that</text:p>
      <text:p text:style-name="P1">1613 weather station</text:p>
      <text:p text:style-name="P2">1614 pi local user group (possible sponsorships)</text:p>
      <text:p text:style-name="P2">1618 cyber security</text:p>
      <text:p text:style-name="P2">1619 reimburseal for entry fees to security competitions (about 20 a person)</text:p>
      <text:p text:style-name="P2">1622 coding leader is set for anthony lomeli sepcifically pearson coding contest</text:p>
      <text:p text:style-name="P2">1625 a remidatiation tree offered as potential project for contest</text:p>
      <text:p text:style-name="P2">1626 a tree that marks what classes you want and need to take as preqeq</text:p>
      <text:p text:style-name="P2">1628 robotics collaboration with lysak and physics</text:p>
      <text:p text:style-name="P2">16<text:span text:style-name="T4">29 project management for each project</text:span></text:p>
      <text:p text:style-name="P3">1632 project manager for web mobile apps carlos lopez (possibly)</text:p>
      <text:p text:style-name="P3">1634 kevin andrade for project manager for raspberry local group</text:p>
      <text:p text:style-name="P3">1634 si discrete structures project manager is steven</text:p>
      <text:p text:style-name="P3">1636 looking for project managers of robotics amd weather station</text:p>
      <text:p text:style-name="P3"><text:soft-page-break/>1637 web publishing thru a teachers server until club servers are up</text:p>
      <text:p text:style-name="P3">1643 <text:span text:style-name="T5">motion for meeting to end</text:span></text:p>
      <text:p text:style-name="P4"><text:span text:style-name="T5">1</text:span>644 meeting adjourn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15:58:44.574000000</meta:creation-date>
    <dc:date>2013-09-03T16:45:49.661000000</dc:date>
    <meta:editing-duration>PT1M23S</meta:editing-duration>
    <meta:editing-cycles>1</meta:editing-cycles>
    <meta:document-statistic meta:table-count="0" meta:image-count="0" meta:object-count="0" meta:page-count="2" meta:paragraph-count="31" meta:word-count="200" meta:character-count="1271" meta:non-whitespace-character-count="1099"/>
    <meta:generator>LibreOffice/4.1.0.4$Windows_x86 LibreOffice_project/89ea49ddacd9aa532507cbf852f2bb22b1ace28</meta:generator>
  </office:meta>
</office:document-meta>
</file>